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445418239" calcext:value-type="float">
            <text:p>1,445418239</text:p>
          </table:table-cell>
          <table:table-cell office:value-type="float" office:value="0.5062453151" calcext:value-type="float">
            <text:p>0,5062453151</text:p>
          </table:table-cell>
          <table:table-cell office:value-type="float" office:value="0.008283674717" calcext:value-type="float">
            <text:p>0,0082836747</text:p>
          </table:table-cell>
          <table:table-cell office:value-type="float" office:value="0.0007858031313" calcext:value-type="float">
            <text:p>0,00078580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38" calcext:value-type="float">
            <text:p>16238</text:p>
          </table:table-cell>
          <table:table-cell office:value-type="float" office:value="1.449914455" calcext:value-type="float">
            <text:p>1,449914455</text:p>
          </table:table-cell>
          <table:table-cell office:value-type="float" office:value="0.4641673565" calcext:value-type="float">
            <text:p>0,4641673565</text:p>
          </table:table-cell>
          <table:table-cell office:value-type="float" office:value="0.002227100544" calcext:value-type="float">
            <text:p>0,0022271005</text:p>
          </table:table-cell>
          <table:table-cell office:value-type="float" office:value="0.0001590786123" calcext:value-type="float">
            <text:p>0,00015907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16" calcext:value-type="float">
            <text:p>16416</text:p>
          </table:table-cell>
          <table:table-cell office:value-type="float" office:value="1.116429687" calcext:value-type="float">
            <text:p>1,116429687</text:p>
          </table:table-cell>
          <table:table-cell office:value-type="float" office:value="0.5585232377" calcext:value-type="float">
            <text:p>0,5585232377</text:p>
          </table:table-cell>
          <table:table-cell office:value-type="float" office:value="0.0009124374483" calcext:value-type="float">
            <text:p>0,0009124374</text:p>
          </table:table-cell>
          <table:table-cell table:style-name="ce1" office:value-type="float" office:value="0.00006292672333" calcext:value-type="float">
            <text:p>6,29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486" calcext:value-type="float">
            <text:p>16486</text:p>
          </table:table-cell>
          <table:table-cell office:value-type="float" office:value="1.267173886" calcext:value-type="float">
            <text:p>1,267173886</text:p>
          </table:table-cell>
          <table:table-cell office:value-type="float" office:value="0.5942897797" calcext:value-type="float">
            <text:p>0,5942897797</text:p>
          </table:table-cell>
          <table:table-cell office:value-type="float" office:value="0.001503712265" calcext:value-type="float">
            <text:p>0,0015037123</text:p>
          </table:table-cell>
          <table:table-cell table:style-name="ce1" office:value-type="float" office:value="0.00003132733764" calcext:value-type="float">
            <text:p>3,13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03" calcext:value-type="float">
            <text:p>16603</text:p>
          </table:table-cell>
          <table:table-cell office:value-type="float" office:value="1.26625824" calcext:value-type="float">
            <text:p>1,26625824</text:p>
          </table:table-cell>
          <table:table-cell office:value-type="float" office:value="0.5805788636" calcext:value-type="float">
            <text:p>0,5805788636</text:p>
          </table:table-cell>
          <table:table-cell office:value-type="float" office:value="0.000933096977" calcext:value-type="float">
            <text:p>0,000933097</text:p>
          </table:table-cell>
          <table:table-cell table:style-name="ce1" office:value-type="float" office:value="0.00006220646173" calcext:value-type="float">
            <text:p>6,2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681" calcext:value-type="float">
            <text:p>16681</text:p>
          </table:table-cell>
          <table:table-cell office:value-type="float" office:value="1.158406258" calcext:value-type="float">
            <text:p>1,158406258</text:p>
          </table:table-cell>
          <table:table-cell office:value-type="float" office:value="0.5816787481" calcext:value-type="float">
            <text:p>0,5816787481</text:p>
          </table:table-cell>
          <table:table-cell office:value-type="float" office:value="0.0003714480263" calcext:value-type="float">
            <text:p>0,000371448</text:p>
          </table:table-cell>
          <table:table-cell table:style-name="ce1" office:value-type="float" office:value="0.00003095400098" calcext:value-type="float">
            <text:p>3,10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773" calcext:value-type="float">
            <text:p>16773</text:p>
          </table:table-cell>
          <table:table-cell office:value-type="float" office:value="1.280790567" calcext:value-type="float">
            <text:p>1,280790567</text:p>
          </table:table-cell>
          <table:table-cell office:value-type="float" office:value="0.5763418078" calcext:value-type="float">
            <text:p>0,5763418078</text:p>
          </table:table-cell>
          <table:table-cell office:value-type="float" office:value="0.001538982382" calcext:value-type="float">
            <text:p>0,0015389824</text:p>
          </table:table-cell>
          <table:table-cell table:style-name="ce1" office:value-type="float" office:value="0.00009233894525" calcext:value-type="float">
            <text:p>9,2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14" calcext:value-type="float">
            <text:p>17014</text:p>
          </table:table-cell>
          <table:table-cell office:value-type="float" office:value="1.143332839" calcext:value-type="float">
            <text:p>1,143332839</text:p>
          </table:table-cell>
          <table:table-cell office:value-type="float" office:value="0.5965082049" calcext:value-type="float">
            <text:p>0,5965082049</text:p>
          </table:table-cell>
          <table:table-cell office:value-type="float" office:value="0.0004247701727" calcext:value-type="float">
            <text:p>0,0004247702</text:p>
          </table:table-cell>
          <table:table-cell table:style-name="ce1" office:value-type="float" office:value="0.00003034072688" calcext:value-type="float">
            <text:p>3,0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91" calcext:value-type="float">
            <text:p>17091</text:p>
          </table:table-cell>
          <table:table-cell office:value-type="float" office:value="1.350250721" calcext:value-type="float">
            <text:p>1,350250721</text:p>
          </table:table-cell>
          <table:table-cell office:value-type="float" office:value="0.5657826662" calcext:value-type="float">
            <text:p>0,5657826662</text:p>
          </table:table-cell>
          <table:table-cell office:value-type="float" office:value="0.0006946541835" calcext:value-type="float">
            <text:p>0,0006946542</text:p>
          </table:table-cell>
          <table:table-cell table:style-name="ce1" office:value-type="float" office:value="0.00006040471271" calcext:value-type="float">
            <text:p>6,04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90" calcext:value-type="float">
            <text:p>17190</text:p>
          </table:table-cell>
          <table:table-cell office:value-type="float" office:value="1.322705865" calcext:value-type="float">
            <text:p>1,322705865</text:p>
          </table:table-cell>
          <table:table-cell office:value-type="float" office:value="0.5860788226" calcext:value-type="float">
            <text:p>0,5860788226</text:p>
          </table:table-cell>
          <table:table-cell office:value-type="float" office:value="0.0005704506766" calcext:value-type="float">
            <text:p>0,0005704507</text:p>
          </table:table-cell>
          <table:table-cell table:style-name="ce1" office:value-type="float" office:value="0.00003002371886" calcext:value-type="float">
            <text:p>3,00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800680757" calcext:value-type="float">
            <text:p>1,2800680757</text:p>
          </table:table-cell>
          <table:table-cell table:formula="of:=AVERAGE([.D2:.D11])" office:value-type="float" office:value="0.56101948022" calcext:value-type="float">
            <text:p>0,5610194802</text:p>
          </table:table-cell>
          <table:table-cell table:formula="of:=AVERAGE([.E2:.E11])" office:value-type="float" office:value="0.00174603273924" calcext:value-type="float">
            <text:p>0,0017460327</text:p>
          </table:table-cell>
          <table:table-cell table:formula="of:=AVERAGE([.F2:.F11])" office:value-type="float" office:value="0.000134540437098" calcext:value-type="float">
            <text:p>0,0001345404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14:47.193372666</dc:date>
    <meta:document-statistic meta:table-count="1" meta:cell-count="70" meta:object-count="0"/>
    <meta:generator>LibreOffice/4.1.4.2$Linux_X86_64 LibreOffice_project/410m0$Build-2</meta:generator>
  </office:meta>
</office:document-meta>
</file>